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0d26a" officeooo:paragraph-rsid="0000d26a"/>
    </style:style>
    <style:style style:name="P4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ff0000"/>
    </style:style>
    <style:style style:name="T4" style:family="text">
      <style:text-properties fo:color="#ff0000" officeooo:rsid="0000d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0d26a" style:font-weight-asian="bold" style:font-weight-complex="bold"/>
    </style:style>
    <style:style style:name="T7" style:family="text">
      <style:text-properties fo:font-weight="bold" officeooo:rsid="00050c08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0d26a"/>
    </style:style>
    <style:style style:name="T10" style:family="text">
      <style:text-properties fo:color="#ff3333" officeooo:rsid="0000d26a"/>
    </style:style>
    <style:style style:name="T11" style:family="text">
      <style:text-properties officeooo:rsid="0003367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s Dispersion Simulator Installation Guide</text:p>
      <text:p text:style-name="Standard"><draw:line text:anchor-type="paragraph" draw:z-index="0" draw:style-name="gr1" draw:text-style-name="P4" svg:x1="0.0217in" svg:y1="0.039in" svg:x2="6.9189in" svg:y2="0.0909in"><text:p/></draw:line></text:p>
      <text:p text:style-name="Standard">The simulator was developed for ROS <text:span text:style-name="T9">Indigo</text:span>. It is highly recommended to read the introduction tutorials in the ROS wiki (<text:span text:style-name="T2">http://wiki.ros.org/ROS/Tutorials</text:span>) before starting.</text:p>
      <text:p text:style-name="Standard"/>
      <text:p text:style-name="Standard">The following steps allow to create a dedicated catkin workspace for the simulator.</text:p>
      <text:p text:style-name="Standard"/>
      <text:list xml:id="list3749537737148704279" text:style-name="L1">
        <text:list-item>
          <text:p text:style-name="P2"><text:span text:style-name="T9">Inside</text:span> the ROS working directory,<text:span text:style-name="T9">if not already present,</text:span> create a folder called “<text:span text:style-name="T3">src</text:span>”</text:p>
        </text:list-item>
        <text:list-item>
          <text:p text:style-name="P2">Go to <text:span text:style-name="T10">catkin_ws</text:span><text:span text:style-name="T3">/src</text:span> <text:s/><text:span text:style-name="T9">and create a folder called “</text:span><text:span text:style-name="T10">simulated_tdlas</text:span><text:span text:style-name="T9">”</text:span>and copy the following folders: <text:span text:style-name="T5">dispersion_simulation</text:span>, <text:span text:style-name="T5">environment</text:span>, <text:span text:style-name="T5">msgs_and_srvs,</text:span><text:span text:style-name="T6"> launch, </text:span><text:span text:style-name="T7">simulated_MOX</text:span> and <text:span text:style-name="T5">simulated_</text:span><text:span text:style-name="T6">tdlas</text:span></text:p>
        </text:list-item>
        <text:list-item>
          <text:p text:style-name="P2">Go to “<text:span text:style-name="T4">simulated_tdlas”</text:span> and run <text:span text:style-name="T1">catkin_make</text:span>. The compiler should throw error messages.</text:p>
        </text:list-item>
        <text:list-item>
          <text:p text:style-name="P2">Run <text:span text:style-name="T1">source devel/setup.sh.</text:span></text:p>
        </text:list-item>
        <text:list-item>
          <text:p text:style-name="P2">Run again <text:span text:style-name="T1">catkin_make</text:span>. The code should compile succesfully.</text:p>
        </text:list-item>
        <text:list-item>
          <text:p text:style-name="P2">Before launching the simulator, edit <text:span text:style-name="T5">demo_launch.launch</text:span> and verify that the launch variables “<text:span text:style-name="T8">/environment_data</text:span>” and “<text:span text:style-name="T8">/wind_data</text:span>” are pointing to the locations of the environment file and wind file respectively.</text:p>
        </text:list-item>
        <text:list-item>
          <text:p text:style-name="P2">In “<text:span text:style-name="T10">simulated_tdlas</text:span><text:span text:style-name="T9">”</text:span> run <text:span text:style-name="T1">roslaunch demo_launch.data</text:span>. An rviz window should open and show the gas dispersion simulation.</text:p>
        </text:list-item>
        <text:list-item>
          <text:p text:style-name="P3">If you cannot see the green laser shooted around the room, in Rviz access to “Display” panel and <text:span text:style-name="T11">modify</text:span> the marker topic “Mox04/Sensor_display” in “Tdlas04/Sensor_display”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4-12-02T11:46:45</meta:creation-date>
    <dc:date>2015-06-03T14:43:46.522205276</dc:date>
    <meta:editing-duration>PT4M3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74" meta:character-count="1260" meta:non-whitespace-character-count="1104"/>
  </office:meta>
</office:document-meta>
</file>